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PINEDO ALEGRIA GILMA YRASEMA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TPP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GILMA YRASEMA PINEDO ALEGRIA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>NORIEGA VALERA HECTOR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4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ARNE:</text:p>
          </table:table-cell>
          <table:covered-table-cell/>
          <table:table-cell table:style-name="Tabla1.C5" table:number-columns-spanned="2" office:value-type="string">
            <text:p text:style-name="P19">4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13/08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256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09:45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0573666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12T22:18:46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